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0b050" officeooo:paragraph-rsid="0000b050" style:font-size-asian="12.25pt" style:font-size-complex="14pt"/>
    </style:style>
    <style:style style:name="P2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0b050" officeooo:paragraph-rsid="00046277" style:font-size-asian="12.25pt" style:font-size-complex="14pt"/>
    </style:style>
    <style:style style:name="P3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2810d" officeooo:paragraph-rsid="0002810d" style:font-size-asian="12.25pt" style:font-size-complex="14pt"/>
    </style:style>
    <style:style style:name="P4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2a644" officeooo:paragraph-rsid="0002a644" style:font-size-asian="12.25pt" style:font-size-complex="14pt"/>
    </style:style>
    <style:style style:name="P5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3acf1" officeooo:paragraph-rsid="00046277" style:font-size-asian="12.25pt" style:font-size-complex="14pt"/>
    </style:style>
    <style:style style:name="P6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8c2ad" officeooo:paragraph-rsid="0008c2ad" style:font-size-asian="12.25pt" style:font-size-complex="14pt"/>
    </style:style>
    <style:style style:name="P7" style:family="paragraph" style:parent-style-name="Standard" style:list-style-name="L2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8c2ad" officeooo:paragraph-rsid="0008c2ad" style:font-size-asian="12.25pt" style:font-size-complex="14pt"/>
    </style:style>
    <style:style style:name="P8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a5b07" officeooo:paragraph-rsid="000a5b07" style:font-size-asian="12.25pt" style:font-size-complex="14pt"/>
    </style:style>
    <style:style style:name="P9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b574f" officeooo:paragraph-rsid="000b574f" style:font-size-asian="12.25pt" style:font-size-complex="14pt"/>
    </style:style>
    <style:style style:name="P10" style:family="paragraph" style:parent-style-name="Standard" style:list-style-name="L3">
      <style:paragraph-properties fo:margin-top="0.1189in" fo:margin-bottom="0.1189in" loext:contextual-spacing="false" style:line-spacing="0.0882in" fo:text-align="start" style:justify-single-word="false"/>
      <style:text-properties style:font-name="Roboto" fo:font-size="14pt" officeooo:rsid="000c7678" officeooo:paragraph-rsid="000c7678" style:font-size-asian="12.25pt" style:font-size-complex="14pt"/>
    </style:style>
    <style:style style:name="P11" style:family="paragraph" style:parent-style-name="Standard">
      <style:paragraph-properties fo:margin-top="0.1189in" fo:margin-bottom="0.1189in" loext:contextual-spacing="false" style:line-spacing="0.0882in" fo:text-align="center" style:justify-single-word="false"/>
      <style:text-properties style:font-name="Roboto" fo:font-size="20pt" fo:font-weight="bold" officeooo:rsid="000e40c2" officeooo:paragraph-rsid="000e40c2" style:font-size-asian="20pt" style:font-weight-asian="bold" style:font-size-complex="20pt" style:font-weight-complex="bold"/>
    </style:style>
    <style:style style:name="P12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officeooo:rsid="00051e74" officeooo:paragraph-rsid="00051e74"/>
    </style:style>
    <style:style style:name="P13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officeooo:rsid="0006ed55" officeooo:paragraph-rsid="0006ed55"/>
    </style:style>
    <style:style style:name="P14" style:family="paragraph" style:parent-style-name="Standard" style:list-style-name="L1">
      <style:paragraph-properties fo:margin-top="0.1189in" fo:margin-bottom="0.1189in" loext:contextual-spacing="false" style:line-spacing="0.0882in" fo:text-align="start" style:justify-single-word="false"/>
      <style:text-properties officeooo:rsid="0008c2ad" officeooo:paragraph-rsid="0008c2ad"/>
    </style:style>
    <style:style style:name="T1" style:family="text">
      <style:text-properties style:font-name="Roboto" fo:font-size="14pt" style:font-size-asian="12.25pt" style:font-size-complex="14pt"/>
    </style:style>
    <style:style style:name="T2" style:family="text">
      <style:text-properties style:font-name="Roboto" fo:font-size="14pt" officeooo:rsid="0000b050" style:font-size-asian="12.25pt" style:font-size-complex="14pt"/>
    </style:style>
    <style:style style:name="T3" style:family="text">
      <style:text-properties style:font-name="Roboto" fo:font-size="14pt" officeooo:rsid="0006ed55" style:font-size-asian="12.25pt" style:font-size-complex="14pt"/>
    </style:style>
    <style:style style:name="T4" style:family="text">
      <style:text-properties style:font-name="Roboto" fo:font-size="14pt" officeooo:rsid="0008c2ad" style:font-size-asian="12.25pt" style:font-size-complex="14pt"/>
    </style:style>
    <style:style style:name="T5" style:family="text">
      <style:text-properties style:font-name="Roboto" fo:font-size="14pt" officeooo:rsid="000a5b07" style:font-size-asian="12.25pt" style:font-size-complex="14pt"/>
    </style:style>
    <style:style style:name="T6" style:family="text">
      <style:text-properties officeooo:rsid="0002810d"/>
    </style:style>
    <style:style style:name="T7" style:family="text">
      <style:text-properties officeooo:rsid="00033f0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User Stories</text:p>
      <text:list xml:id="list1361931936" text:style-name="L1">
        <text:list-item>
          <text:p text:style-name="P1">As a user, I want to be able to browse through a list of changes from various popular projects, so that I will be able to see if there are any that are relevant to me.</text:p>
        </text:list-item>
        <text:list-item>
          <text:p text:style-name="P1">As a user, I want to be able to <text:span text:style-name="T6">vote on releases: both quality and importance, so that I can make my voice heard in the community.</text:span></text:p>
        </text:list-item>
        <text:list-item>
          <text:p text:style-name="P3">As a user, I want to be able to comment on release notes, so that I can discuss them with others in the community.</text:p>
        </text:list-item>
        <text:list-item>
          <text:p text:style-name="P3">As a user, I want to visit the site and have it remember my most commonly used feed, so that I can save time and hassle; not having to click on it each time I visit.</text:p>
        </text:list-item>
        <text:list-item>
          <text:p text:style-name="P3">As a user, I want to be able to immediately notice the version number changes on a project, so that I can deduce its importance.</text:p>
        </text:list-item>
        <text:list-item>
          <text:p text:style-name="P3">As a user, I want to have an icon or some symbol which indicates the version’s relative importance (such as Major or minor), so that I can glance at a release and immediately know if it is important or not.</text:p>
        </text:list-item>
        <text:list-item>
          <text:p text:style-name="P4">As a user, I want to be able to create my own custom release feed, so that I can only look at the ones that matter to me <text:span text:style-name="T7">and my projects.</text:span></text:p>
        </text:list-item>
        <text:list-item>
          <text:p text:style-name="P5">As a user, I want the votes to be fair and democratic, so that everyone has a voice. This means that the importance of each vote should be based on the population size.</text:p>
        </text:list-item>
        <text:list-item>
          <text:p text:style-name="P2"><text:soft-page-break/>As a user, I want to be able to browse through a list of issues from various popular projects, so that I will be able to see if there are any that are relevant to me. — Future: this is almost a completely different site/value prop. However, it is also very interesting.</text:p>
        </text:list-item>
        <text:list-item>
          <text:p text:style-name="P12"><text:span text:style-name="T2">A</text:span><text:span text:style-name="T1">s a user, I want to be able to make my custom release feeds public so that I can access them anonymously and share them with others.</text:span></text:p>
        </text:list-item>
        <text:list-item>
          <text:p text:style-name="P12"><text:span text:style-name="T1">As a user</text:span><text:span text:style-name="T3">,</text:span><text:span text:style-name="T1"> I want to be able to be able to create an account and login so that I can vote, comment, and edit my release feeds.</text:span></text:p>
        </text:list-item>
        <text:list-item>
          <text:p text:style-name="P13"><text:span text:style-name="T1">As a user, I want </text:span><text:span text:style-name="T4">to be able to search for GitHub projects and add them to my custom release feeds.</text:span></text:p>
        </text:list-item>
        <text:list-item>
          <text:p text:style-name="P6">As a user, I want to have a clear way of seeing the purpose of GitHub projects when I search for them, so that I can verify they is the one I want.</text:p>
        </text:list-item>
      </text:list>
      <text:list xml:id="list629632653" text:style-name="L2">
        <text:list-item>
          <text:list>
            <text:list-item>
              <text:list>
                <text:list-item>
                  <text:list>
                    <text:list-item>
                      <text:p text:style-name="P7">This basically means that we should show the GitHub project description anytime the user is searching for projects.</text:p>
                    </text:list-item>
                  </text:list>
                </text:list-item>
              </text:list>
            </text:list-item>
          </text:list>
        </text:list-item>
      </text:list>
      <text:list xml:id="list144146152240337" text:continue-list="list1361931936" text:style-name="L1">
        <text:list-item>
          <text:p text:style-name="P14"><text:span text:style-name="T1">As a user, </text:span><text:span text:style-name="T5">I want to have any modifications to a custom feed save automatically, so that I don’t have to manually save anything which makes things much more convenient for me.</text:span></text:p>
        </text:list-item>
        <text:list-item>
          <text:p text:style-name="P8">As a user, I want to be able to import project lists from package files like package.json, so that I don’t have to manually search for every project that I am using.</text:p>
        </text:list-item>
        <text:list-item>
          <text:p text:style-name="P8">As a user, I want to be able to immediately see on the site that I can create my own custom feeds, so that I can find this if I need it.</text:p>
        </text:list-item>
        <text:list-item>
          <text:p text:style-name="P9"><text:soft-page-break/>As a user, I want to be able to share a custom feed with other people, so that my whole team can work off of the same feed.</text:p>
        </text:list-item>
      </text:list>
      <text:list xml:id="list2410429991" text:style-name="L3">
        <text:list-item>
          <text:p text:style-name="P10">This means that you’d have something similar to Reddit, with subreddits and moderators/people who manage the feed content. This would have to be very carefully design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>
      <style:text-properties style:font-name="Roboto" fo:font-family="Roboto" style:font-pitch="variable" fo:font-size="14pt" style:font-size-asian="12.25pt" style:font-size-complex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3.2$Windows_x86 LibreOffice_project/aecc05fe267cc68dde00352a451aa867b3b546ac</meta:generator>
    <dc:date>2019-05-30T14:41:45.384000000</dc:date>
    <meta:editing-duration>PT1H3M3S</meta:editing-duration>
    <meta:editing-cycles>12</meta:editing-cycles>
    <meta:document-statistic meta:table-count="0" meta:image-count="0" meta:object-count="0" meta:page-count="3" meta:paragraph-count="20" meta:word-count="601" meta:character-count="2928" meta:non-whitespace-character-count="2365"/>
  </office:meta>
</office:document-meta>
</file>